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tyles.xml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meta.xml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5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image/png" manifest:full-path="Thumbnails/thumbnail.png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25cm"/>
    </style:style>
    <style:style style:name="gr10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2" style:family="graphic" style:parent-style-name="objectwithoutfill">
      <style:graphic-properties draw:stroke="dash" draw:stroke-dash="Ultrafine_20_Dashed" draw:fill="none" draw:textarea-vertical-align="middl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r2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Century Schoolbook L'" style:font-family-generic="roman" style:font-pitch="variable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family="'CMU Serif'" style:font-family-generic="roman" style:font-pitch="variable" fo:font-size="18pt" style:font-size-asian="18pt" style:font-size-complex="18pt"/>
    </style:style>
    <style:style style:name="P6" style:family="paragraph">
      <style:text-properties fo:font-family="'CMU Serif'" style:font-family-generic="roman" style:font-pitch="variable"/>
    </style:style>
    <style:style style:name="P7" style:family="paragraph">
      <style:text-properties fo:font-family="'CMU Serif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P8" style:family="paragraph">
      <style:text-properties fo:font-family="'CMU Serif'" style:font-style-name="Roman" style:font-family-generic="roman" style:font-pitch="variable" fo:font-size="14pt" fo:font-weight="normal" style:font-size-asian="13pt" style:font-size-complex="13pt"/>
    </style:style>
    <style:style style:name="T1" style:family="text">
      <style:text-properties fo:font-family="'Century Schoolbook L'" style:font-family-generic="roman" style:font-pitch="variabl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'CMU Serif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layer="layout" svg:width="1cm" svg:height="0.962cm" svg:x="12.4cm" svg:y="1cm">
          <draw:text-box>
            <text:p>A</text:p>
          </draw:text-box>
        </draw:frame>
        <draw:line draw:style-name="gr2" draw:text-style-name="P1" draw:layer="layout" svg:x1="12.8cm" svg:y1="1.962cm" svg:x2="10.8cm" svg:y2="3.6cm">
          <text:p/>
        </draw:line>
        <draw:line draw:style-name="gr2" draw:text-style-name="P1" draw:layer="layout" svg:x1="14.8cm" svg:y1="3.6cm" svg:x2="12.8cm" svg:y2="1.962cm">
          <text:p/>
        </draw:line>
        <draw:frame draw:style-name="gr1" draw:text-style-name="P2" draw:layer="layout" svg:width="0.8cm" svg:height="1.077cm" svg:x="11cm" svg:y="2.038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13.8cm" svg:y="2.038cm">
          <draw:text-box>
            <text:p><text:span text:style-name="T1">f</text:span></text:p>
          </draw:text-box>
        </draw:frame>
        <draw:frame draw:style-name="gr1" draw:layer="layout" svg:width="1cm" svg:height="0.962cm" svg:x="10.2cm" svg:y="3.438cm">
          <draw:text-box>
            <text:p>B</text:p>
          </draw:text-box>
        </draw:frame>
        <draw:frame draw:style-name="gr1" draw:layer="layout" svg:width="1cm" svg:height="0.962cm" svg:x="14.334cm" svg:y="3.504cm">
          <draw:text-box>
            <text:p>B</text:p>
          </draw:text-box>
        </draw:frame>
        <draw:line draw:style-name="gr2" draw:text-style-name="P1" draw:layer="layout" svg:x1="10.6cm" svg:y1="4.362cm" svg:x2="8.6cm" svg:y2="6cm">
          <text:p/>
        </draw:line>
        <draw:line draw:style-name="gr2" draw:text-style-name="P1" draw:layer="layout" svg:x1="11cm" svg:y1="6cm" svg:x2="10.6cm" svg:y2="4.362cm">
          <text:p/>
        </draw:line>
        <draw:line draw:style-name="gr2" draw:text-style-name="P1" draw:layer="layout" svg:x1="14.8cm" svg:y1="4.362cm" svg:x2="14.2cm" svg:y2="6cm">
          <text:p/>
        </draw:line>
        <draw:line draw:style-name="gr2" draw:text-style-name="P1" draw:layer="layout" svg:x1="16.8cm" svg:y1="6cm" svg:x2="14.8cm" svg:y2="4.362cm">
          <text:p/>
        </draw:line>
        <draw:frame draw:style-name="gr1" draw:layer="layout" svg:width="1cm" svg:height="0.962cm" svg:x="8cm" svg:y="5.8cm">
          <draw:text-box>
            <text:p>C</text:p>
          </draw:text-box>
        </draw:frame>
        <draw:frame draw:style-name="gr1" draw:layer="layout" svg:width="1cm" svg:height="0.962cm" svg:x="10.6cm" svg:y="5.8cm">
          <draw:text-box>
            <text:p>C</text:p>
          </draw:text-box>
        </draw:frame>
        <draw:frame draw:style-name="gr1" draw:layer="layout" svg:width="1cm" svg:height="0.962cm" svg:x="13.8cm" svg:y="5.8cm">
          <draw:text-box>
            <text:p>C</text:p>
          </draw:text-box>
        </draw:frame>
        <draw:frame draw:style-name="gr1" draw:layer="layout" svg:width="1cm" svg:height="0.962cm" svg:x="16.4cm" svg:y="5.838cm">
          <draw:text-box>
            <text:p>C</text:p>
          </draw:text-box>
        </draw:frame>
        <draw:frame draw:style-name="gr3" draw:text-style-name="P2" draw:layer="layout" svg:width="0.8cm" svg:height="1.362cm" svg:x="8.8cm" svg:y="4.238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11cm" svg:y="4.6cm">
          <draw:text-box>
            <text:p><text:span text:style-name="T1">f</text:span></text:p>
          </draw:text-box>
        </draw:frame>
        <draw:frame draw:style-name="gr1" draw:text-style-name="P2" draw:layer="layout" svg:width="0.8cm" svg:height="1.077cm" svg:x="13.6cm" svg:y="4.438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15.8cm" svg:y="4.438cm">
          <draw:text-box>
            <text:p><text:span text:style-name="T1">f</text:span></text:p>
          </draw:text-box>
        </draw:frame>
        <draw:line draw:style-name="gr2" draw:text-style-name="P1" draw:layer="layout" svg:x1="8.4cm" svg:y1="6.6cm" svg:x2="7.8cm" svg:y2="8.238cm">
          <text:p/>
        </draw:line>
        <draw:line draw:style-name="gr2" draw:text-style-name="P1" draw:layer="layout" svg:x1="9cm" svg:y1="8.238cm" svg:x2="8.4cm" svg:y2="6.6cm">
          <text:p/>
        </draw:line>
        <draw:line draw:style-name="gr2" draw:text-style-name="P1" draw:layer="layout" svg:x1="11cm" svg:y1="6.562cm" svg:x2="10.4cm" svg:y2="8.2cm">
          <text:p/>
        </draw:line>
        <draw:line draw:style-name="gr2" draw:text-style-name="P1" draw:layer="layout" svg:x1="11.6cm" svg:y1="8.2cm" svg:x2="11cm" svg:y2="6.562cm">
          <text:p/>
        </draw:line>
        <draw:line draw:style-name="gr2" draw:text-style-name="P1" draw:layer="layout" svg:x1="14.2cm" svg:y1="6.562cm" svg:x2="13.6cm" svg:y2="8.2cm">
          <text:p/>
        </draw:line>
        <draw:line draw:style-name="gr2" draw:text-style-name="P1" draw:layer="layout" svg:x1="14.8cm" svg:y1="8.2cm" svg:x2="14.2cm" svg:y2="6.562cm">
          <text:p/>
        </draw:line>
        <draw:line draw:style-name="gr2" draw:text-style-name="P1" draw:layer="layout" svg:x1="17cm" svg:y1="6.6cm" svg:x2="16.4cm" svg:y2="8.238cm">
          <text:p/>
        </draw:line>
        <draw:line draw:style-name="gr2" draw:text-style-name="P1" draw:layer="layout" svg:x1="17.6cm" svg:y1="8.238cm" svg:x2="17cm" svg:y2="6.6cm">
          <text:p/>
        </draw:line>
        <draw:frame draw:style-name="gr4" draw:text-style-name="P2" draw:layer="layout" svg:width="0.8cm" svg:height="1.162cm" svg:x="7.4cm" svg:y="6.762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8.6cm" svg:y="6.723cm">
          <draw:text-box>
            <text:p><text:span text:style-name="T1">f</text:span></text:p>
          </draw:text-box>
        </draw:frame>
        <draw:frame draw:style-name="gr5" draw:text-style-name="P2" draw:layer="layout" svg:width="0.8cm" svg:height="1.077cm" svg:x="10cm" svg:y="6.723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11.2cm" svg:y="6.723cm">
          <draw:text-box>
            <text:p><text:span text:style-name="T1">f</text:span></text:p>
          </draw:text-box>
        </draw:frame>
        <draw:frame draw:style-name="gr1" draw:text-style-name="P2" draw:layer="layout" svg:width="0.8cm" svg:height="1.077cm" svg:x="13.2cm" svg:y="6.8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14.4cm" svg:y="6.8cm">
          <draw:text-box>
            <text:p><text:span text:style-name="T1">f</text:span></text:p>
          </draw:text-box>
        </draw:frame>
        <draw:frame draw:style-name="gr1" draw:text-style-name="P2" draw:layer="layout" svg:width="0.8cm" svg:height="1.077cm" svg:x="16cm" svg:y="6.8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17.2cm" svg:y="6.723cm">
          <draw:text-box>
            <text:p><text:span text:style-name="T1">f</text:span></text:p>
          </draw:text-box>
        </draw:frame>
        <draw:frame draw:style-name="gr1" draw:text-style-name="P2" draw:layer="layout" svg:width="0.8cm" svg:height="1.077cm" svg:x="7.2cm" svg:y="8.123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7.661cm" svg:y="8.6cm">
          <draw:text-box>
            <text:p><text:span text:style-name="T2">1</text:span></text:p>
          </draw:text-box>
        </draw:frame>
        <draw:frame draw:style-name="gr1" draw:text-style-name="P2" draw:layer="layout" svg:width="0.8cm" svg:height="1.077cm" svg:x="8.6cm" svg:y="8.113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9.061cm" svg:y="8.59cm">
          <draw:text-box>
            <text:p><text:span text:style-name="T2">2</text:span></text:p>
          </draw:text-box>
        </draw:frame>
        <draw:frame draw:style-name="gr1" draw:text-style-name="P2" draw:layer="layout" svg:width="0.8cm" svg:height="1.077cm" svg:x="9.8cm" svg:y="8.113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10.261cm" svg:y="8.59cm">
          <draw:text-box>
            <text:p><text:span text:style-name="T2">3</text:span></text:p>
          </draw:text-box>
        </draw:frame>
        <draw:frame draw:style-name="gr1" draw:text-style-name="P2" draw:layer="layout" svg:width="0.8cm" svg:height="1.077cm" svg:x="11.2cm" svg:y="8.113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11.661cm" svg:y="8.59cm">
          <draw:text-box>
            <text:p><text:span text:style-name="T2">4</text:span></text:p>
          </draw:text-box>
        </draw:frame>
        <draw:frame draw:style-name="gr1" draw:text-style-name="P2" draw:layer="layout" svg:width="0.8cm" svg:height="1.077cm" svg:x="12.8cm" svg:y="8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13.261cm" svg:y="8.477cm">
          <draw:text-box>
            <text:p><text:span text:style-name="T2">5</text:span></text:p>
          </draw:text-box>
        </draw:frame>
        <draw:frame draw:style-name="gr1" draw:text-style-name="P2" draw:layer="layout" svg:width="0.8cm" svg:height="1.077cm" svg:x="14.2cm" svg:y="8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14.661cm" svg:y="8.477cm">
          <draw:text-box>
            <text:p><text:span text:style-name="T2">6</text:span></text:p>
          </draw:text-box>
        </draw:frame>
        <draw:frame draw:style-name="gr1" draw:text-style-name="P2" draw:layer="layout" svg:width="0.8cm" svg:height="1.077cm" svg:x="15.8cm" svg:y="8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16.261cm" svg:y="8.477cm">
          <draw:text-box>
            <text:p><text:span text:style-name="T2">7</text:span></text:p>
          </draw:text-box>
        </draw:frame>
        <draw:frame draw:style-name="gr1" draw:text-style-name="P2" draw:layer="layout" svg:width="0.8cm" svg:height="1.077cm" svg:x="17.2cm" svg:y="8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17.661cm" svg:y="8.477cm">
          <draw:text-box>
            <text:p><text:span text:style-name="T2">8</text:span></text:p>
          </draw:text-box>
        </draw:frame>
        <draw:frame draw:style-name="gr1" draw:text-style-name="P4" draw:layer="layout" svg:width="1cm" svg:height="0.962cm" svg:x="10cm" svg:y="5.677cm">
          <draw:text-box>
            <text:p><text:span text:style-name="T3">F</text:span></text:p>
          </draw:text-box>
        </draw:frame>
        <draw:frame draw:style-name="gr1" draw:text-style-name="P4" draw:layer="layout" svg:width="1cm" svg:height="0.962cm" svg:x="16.8cm" svg:y="5.438cm">
          <draw:text-box>
            <text:p><text:span text:style-name="T3">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draw:style-name="gr1" draw:text-style-name="P5" draw:layer="layout" svg:width="1cm" svg:height="1.005cm" svg:x="12.4cm" svg:y="1cm">
          <draw:text-box>
            <text:p text:style-name="P5">A</text:p>
          </draw:text-box>
        </draw:frame>
        <draw:line draw:style-name="gr2" draw:text-style-name="P1" draw:layer="layout" svg:x1="12.8cm" svg:y1="1.962cm" svg:x2="10.8cm" svg:y2="3.6cm">
          <text:p/>
        </draw:line>
        <draw:line draw:style-name="gr2" draw:text-style-name="P1" draw:layer="layout" svg:x1="14.8cm" svg:y1="3.6cm" svg:x2="12.8cm" svg:y2="1.962cm">
          <text:p/>
        </draw:line>
        <draw:frame draw:style-name="gr1" draw:text-style-name="P5" draw:layer="layout" svg:width="0.8cm" svg:height="1.005cm" svg:x="11cm" svg:y="2.038cm">
          <draw:text-box>
            <text:p text:style-name="P5">t</text:p>
          </draw:text-box>
        </draw:frame>
        <draw:frame draw:style-name="gr1" draw:text-style-name="P5" draw:layer="layout" svg:width="0.8cm" svg:height="1.005cm" svg:x="13.8cm" svg:y="2.038cm">
          <draw:text-box>
            <text:p text:style-name="P5">f</text:p>
          </draw:text-box>
        </draw:frame>
        <draw:frame draw:style-name="gr1" draw:text-style-name="P5" draw:layer="layout" svg:width="1cm" svg:height="1.005cm" svg:x="10.2cm" svg:y="3.438cm">
          <draw:text-box>
            <text:p text:style-name="P5">B</text:p>
          </draw:text-box>
        </draw:frame>
        <draw:frame draw:style-name="gr1" draw:text-style-name="P5" draw:layer="layout" svg:width="1cm" svg:height="1.005cm" svg:x="14.334cm" svg:y="3.504cm">
          <draw:text-box>
            <text:p text:style-name="P5">B</text:p>
          </draw:text-box>
        </draw:frame>
        <draw:line draw:style-name="gr2" draw:text-style-name="P1" draw:layer="layout" svg:x1="10.6cm" svg:y1="4.362cm" svg:x2="8.6cm" svg:y2="6cm">
          <text:p/>
        </draw:line>
        <draw:line draw:style-name="gr2" draw:text-style-name="P1" draw:layer="layout" svg:x1="11cm" svg:y1="6cm" svg:x2="10.6cm" svg:y2="4.362cm">
          <text:p/>
        </draw:line>
        <draw:line draw:style-name="gr2" draw:text-style-name="P1" draw:layer="layout" svg:x1="14.8cm" svg:y1="4.362cm" svg:x2="14.2cm" svg:y2="6cm">
          <text:p/>
        </draw:line>
        <draw:line draw:style-name="gr2" draw:text-style-name="P1" draw:layer="layout" svg:x1="16.8cm" svg:y1="6cm" svg:x2="14.8cm" svg:y2="4.362cm">
          <text:p/>
        </draw:line>
        <draw:frame draw:style-name="gr1" draw:text-style-name="P5" draw:layer="layout" svg:width="1cm" svg:height="1.005cm" svg:x="8cm" svg:y="5.8cm">
          <draw:text-box>
            <text:p text:style-name="P5">C</text:p>
          </draw:text-box>
        </draw:frame>
        <draw:frame draw:style-name="gr1" draw:layer="layout" svg:width="1cm" svg:height="0.962cm" svg:x="10.6cm" svg:y="5.8cm">
          <draw:text-box>
            <text:p>C</text:p>
          </draw:text-box>
        </draw:frame>
        <draw:frame draw:style-name="gr1" draw:text-style-name="P5" draw:layer="layout" svg:width="1cm" svg:height="1.005cm" svg:x="13.8cm" svg:y="5.8cm">
          <draw:text-box>
            <text:p text:style-name="P5">C</text:p>
          </draw:text-box>
        </draw:frame>
        <draw:frame draw:style-name="gr1" draw:text-style-name="P6" draw:layer="layout" svg:width="1cm" svg:height="1.005cm" svg:x="16.4cm" svg:y="5.838cm">
          <draw:text-box>
            <text:p text:style-name="P6"><text:span text:style-name="T4">C</text:span></text:p>
          </draw:text-box>
        </draw:frame>
        <draw:frame draw:style-name="gr3" draw:text-style-name="P5" draw:layer="layout" svg:width="0.8cm" svg:height="1.362cm" svg:x="8.8cm" svg:y="4.238cm">
          <draw:text-box>
            <text:p text:style-name="P5">t</text:p>
          </draw:text-box>
        </draw:frame>
        <draw:frame draw:style-name="gr1" draw:text-style-name="P5" draw:layer="layout" svg:width="0.8cm" svg:height="1.005cm" svg:x="11cm" svg:y="4.6cm">
          <draw:text-box>
            <text:p text:style-name="P5">f</text:p>
          </draw:text-box>
        </draw:frame>
        <draw:frame draw:style-name="gr1" draw:text-style-name="P5" draw:layer="layout" svg:width="0.8cm" svg:height="1.005cm" svg:x="13.6cm" svg:y="4.438cm">
          <draw:text-box>
            <text:p text:style-name="P5">t</text:p>
          </draw:text-box>
        </draw:frame>
        <draw:frame draw:style-name="gr1" draw:text-style-name="P5" draw:layer="layout" svg:width="0.8cm" svg:height="1.005cm" svg:x="15.8cm" svg:y="4.438cm">
          <draw:text-box>
            <text:p text:style-name="P5">f</text:p>
          </draw:text-box>
        </draw:frame>
        <draw:line draw:style-name="gr2" draw:text-style-name="P1" draw:layer="layout" svg:x1="8.4cm" svg:y1="6.6cm" svg:x2="7.8cm" svg:y2="8.238cm">
          <text:p/>
        </draw:line>
        <draw:line draw:style-name="gr2" draw:text-style-name="P1" draw:layer="layout" svg:x1="9cm" svg:y1="8.238cm" svg:x2="8.4cm" svg:y2="6.6cm">
          <text:p/>
        </draw:line>
        <draw:line draw:style-name="gr2" draw:text-style-name="P1" draw:layer="layout" svg:x1="11cm" svg:y1="6.562cm" svg:x2="10.4cm" svg:y2="8.2cm">
          <text:p/>
        </draw:line>
        <draw:line draw:style-name="gr2" draw:text-style-name="P1" draw:layer="layout" svg:x1="11.6cm" svg:y1="8.2cm" svg:x2="11cm" svg:y2="6.562cm">
          <text:p/>
        </draw:line>
        <draw:line draw:style-name="gr2" draw:text-style-name="P1" draw:layer="layout" svg:x1="14.2cm" svg:y1="6.562cm" svg:x2="13.6cm" svg:y2="8.2cm">
          <text:p/>
        </draw:line>
        <draw:line draw:style-name="gr2" draw:text-style-name="P1" draw:layer="layout" svg:x1="14.8cm" svg:y1="8.2cm" svg:x2="14.2cm" svg:y2="6.562cm">
          <text:p/>
        </draw:line>
        <draw:line draw:style-name="gr2" draw:text-style-name="P1" draw:layer="layout" svg:x1="17cm" svg:y1="6.6cm" svg:x2="16.4cm" svg:y2="8.238cm">
          <text:p/>
        </draw:line>
        <draw:line draw:style-name="gr2" draw:text-style-name="P1" draw:layer="layout" svg:x1="17.6cm" svg:y1="8.238cm" svg:x2="17cm" svg:y2="6.6cm">
          <text:p/>
        </draw:line>
        <draw:frame draw:style-name="gr4" draw:text-style-name="P5" draw:layer="layout" svg:width="0.8cm" svg:height="1.162cm" svg:x="7.4cm" svg:y="6.762cm">
          <draw:text-box>
            <text:p text:style-name="P5">t</text:p>
          </draw:text-box>
        </draw:frame>
        <draw:frame draw:style-name="gr1" draw:text-style-name="P5" draw:layer="layout" svg:width="0.8cm" svg:height="1.005cm" svg:x="8.6cm" svg:y="6.723cm">
          <draw:text-box>
            <text:p text:style-name="P5">f</text:p>
          </draw:text-box>
        </draw:frame>
        <draw:frame draw:style-name="gr5" draw:text-style-name="P5" draw:layer="layout" svg:width="0.8cm" svg:height="1.005cm" svg:x="10cm" svg:y="6.723cm">
          <draw:text-box>
            <text:p text:style-name="P5">t</text:p>
          </draw:text-box>
        </draw:frame>
        <draw:frame draw:style-name="gr1" draw:text-style-name="P5" draw:layer="layout" svg:width="0.8cm" svg:height="1.005cm" svg:x="11.2cm" svg:y="6.723cm">
          <draw:text-box>
            <text:p text:style-name="P5">f</text:p>
          </draw:text-box>
        </draw:frame>
        <draw:frame draw:style-name="gr1" draw:text-style-name="P5" draw:layer="layout" svg:width="0.8cm" svg:height="1.005cm" svg:x="13.2cm" svg:y="6.8cm">
          <draw:text-box>
            <text:p text:style-name="P5">t</text:p>
          </draw:text-box>
        </draw:frame>
        <draw:frame draw:style-name="gr1" draw:text-style-name="P5" draw:layer="layout" svg:width="0.8cm" svg:height="1.005cm" svg:x="14.4cm" svg:y="6.8cm">
          <draw:text-box>
            <text:p text:style-name="P5">f</text:p>
          </draw:text-box>
        </draw:frame>
        <draw:frame draw:style-name="gr1" draw:text-style-name="P5" draw:layer="layout" svg:width="0.8cm" svg:height="1.005cm" svg:x="16cm" svg:y="6.8cm">
          <draw:text-box>
            <text:p text:style-name="P5">t</text:p>
          </draw:text-box>
        </draw:frame>
        <draw:frame draw:style-name="gr1" draw:text-style-name="P5" draw:layer="layout" svg:width="0.8cm" svg:height="1.005cm" svg:x="17.2cm" svg:y="6.723cm">
          <draw:text-box>
            <text:p text:style-name="P5">f</text:p>
          </draw:text-box>
        </draw:frame>
        <draw:frame draw:style-name="gr1" draw:text-style-name="P7" draw:layer="layout" svg:width="1cm" svg:height="1.043cm" svg:x="10cm" svg:y="5.677cm">
          <draw:text-box>
            <text:p text:style-name="P5"><text:span text:style-name="T3">F</text:span></text:p>
          </draw:text-box>
        </draw:frame>
        <draw:frame draw:style-name="gr1" draw:text-style-name="P4" draw:layer="layout" svg:width="1cm" svg:height="0.962cm" svg:x="16.8cm" svg:y="5.2cm">
          <draw:text-box>
            <text:p><text:span text:style-name="T3">S</text:span></text:p>
          </draw:text-box>
        </draw:frame>
        <draw:frame draw:style-name="gr8" draw:layer="layout" svg:width="0.867cm" svg:height="0.857cm" svg:x="7.341cm" svg:y="8.23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layer="layout" svg:width="0.867cm" svg:height="0.857cm" svg:x="8.6cm" svg:y="8.23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layer="layout" svg:width="0.88cm" svg:height="0.856cm" svg:x="9.933cm" svg:y="8.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layer="layout" svg:width="0.889cm" svg:height="0.856cm" svg:x="11.2cm" svg:y="8.14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8" draw:layer="layout" svg:width="0.867cm" svg:height="0.857cm" svg:x="13.333cm" svg:y="8.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8" draw:layer="layout" svg:width="0.867cm" svg:height="0.857cm" svg:x="14.533cm" svg:y="8.2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8" draw:layer="layout" svg:width="0.882cm" svg:height="0.856cm" svg:x="15.933cm" svg:y="8.23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8" draw:layer="layout" svg:width="0.867cm" svg:height="0.857cm" svg:x="17.333cm" svg:y="8.238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1" draw:text-style-name="P5" draw:layer="layout" svg:width="1cm" svg:height="1.005cm" svg:x="12.264cm" svg:y="5.203cm">
          <draw:text-box>
            <text:p text:style-name="P5">A</text:p>
          </draw:text-box>
        </draw:frame>
        <draw:line draw:style-name="gr2" draw:text-style-name="P1" draw:layer="layout" svg:x1="12.4cm" svg:y1="6.113cm" svg:x2="10.4cm" svg:y2="7.751cm">
          <text:p/>
        </draw:line>
        <draw:frame draw:style-name="gr1" draw:text-style-name="P5" draw:layer="layout" svg:width="0.8cm" svg:height="1.005cm" svg:x="10.4cm" svg:y="6.113cm">
          <draw:text-box>
            <text:p text:style-name="P5">t</text:p>
          </draw:text-box>
        </draw:frame>
        <draw:frame draw:style-name="gr1" draw:text-style-name="P5" draw:layer="layout" svg:width="1cm" svg:height="1.005cm" svg:x="9.6cm" svg:y="7.513cm">
          <draw:text-box>
            <text:p text:style-name="P5">B</text:p>
          </draw:text-box>
        </draw:frame>
        <draw:line draw:style-name="gr2" draw:text-style-name="P1" draw:layer="layout" svg:x1="10cm" svg:y1="8.437cm" svg:x2="8cm" svg:y2="10.075cm">
          <text:p/>
        </draw:line>
        <draw:frame draw:style-name="gr1" draw:text-style-name="P5" draw:layer="layout" svg:width="1cm" svg:height="1.005cm" svg:x="7.4cm" svg:y="9.875cm">
          <draw:text-box>
            <text:p text:style-name="P5">C</text:p>
          </draw:text-box>
        </draw:frame>
        <draw:frame draw:style-name="gr3" draw:text-style-name="P5" draw:layer="layout" svg:width="0.8cm" svg:height="1.362cm" svg:x="8.2cm" svg:y="8.313cm">
          <draw:text-box>
            <text:p text:style-name="P5">t</text:p>
          </draw:text-box>
        </draw:frame>
        <draw:line draw:style-name="gr2" draw:text-style-name="P1" draw:layer="layout" svg:x1="7.8cm" svg:y1="10.675cm" svg:x2="6.6cm" svg:y2="12.8cm">
          <text:p/>
        </draw:line>
        <draw:line draw:style-name="gr2" draw:text-style-name="P1" draw:layer="layout" svg:x1="9.4cm" svg:y1="12.8cm" svg:x2="7.8cm" svg:y2="10.675cm">
          <text:p/>
        </draw:line>
        <draw:frame draw:style-name="gr9" draw:text-style-name="P2" draw:layer="layout" svg:width="0.8cm" svg:height="1.077cm" svg:x="8.6cm" svg:y="11cm">
          <draw:text-box>
            <text:p><text:span text:style-name="T1">f</text:span></text:p>
          </draw:text-box>
        </draw:frame>
        <draw:frame draw:style-name="gr1" draw:text-style-name="P5" draw:layer="layout" svg:width="1cm" svg:height="1.005cm" svg:x="9.2cm" svg:y="12.6cm">
          <draw:text-box>
            <text:p text:style-name="P5">D</text:p>
          </draw:text-box>
        </draw:frame>
        <draw:line draw:style-name="gr10" draw:text-style-name="P1" draw:layer="layout" svg:x1="6.8cm" svg:y1="12.8cm" svg:x2="6.2cm" svg:y2="13.4cm">
          <text:p/>
        </draw:line>
        <draw:line draw:style-name="gr10" draw:text-style-name="P1" draw:layer="layout" svg:x1="6.8cm" svg:y1="13.4cm" svg:x2="6.2cm" svg:y2="12.8cm">
          <text:p/>
        </draw:line>
        <draw:line draw:style-name="gr2" draw:text-style-name="P1" draw:layer="layout" svg:x1="9.8cm" svg:y1="13.4cm" svg:x2="8.6cm" svg:y2="15.525cm">
          <text:p/>
        </draw:line>
        <draw:line draw:style-name="gr2" draw:text-style-name="P1" draw:layer="layout" svg:x1="11cm" svg:y1="15.525cm" svg:x2="9.8cm" svg:y2="13.4cm">
          <text:p/>
        </draw:line>
        <draw:frame draw:style-name="gr3" draw:text-style-name="P5" draw:layer="layout" svg:width="0.8cm" svg:height="1.362cm" svg:x="8.4cm" svg:y="13.6cm">
          <draw:text-box>
            <text:p text:style-name="P5">t</text:p>
          </draw:text-box>
        </draw:frame>
        <draw:frame draw:style-name="gr11" draw:text-style-name="P5" draw:layer="layout" svg:width="0.8cm" svg:height="1.2cm" svg:x="10.4cm" svg:y="13.8cm">
          <draw:text-box>
            <text:p text:style-name="P5">f</text:p>
          </draw:text-box>
        </draw:frame>
        <draw:line draw:style-name="gr10" draw:text-style-name="P1" draw:layer="layout" svg:x1="8.8cm" svg:y1="15.6cm" svg:x2="8.2cm" svg:y2="16.2cm">
          <text:p/>
        </draw:line>
        <draw:line draw:style-name="gr10" draw:text-style-name="P1" draw:layer="layout" svg:x1="8.8cm" svg:y1="16.2cm" svg:x2="8.2cm" svg:y2="15.6cm">
          <text:p/>
        </draw:line>
        <draw:frame draw:style-name="gr8" draw:layer="layout" svg:width="1.999cm" svg:height="0.999cm" svg:x="13.111cm" svg:y="10.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6.769cm" svg:height="0.588cm" svg:x="5.495cm" svg:y="5.20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5.832cm" svg:height="0.588cm" svg:x="4cm" svg:y="7.61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layer="layout" svg:width="3.835cm" svg:height="0.588cm" svg:x="8.4cm" svg:y="10.0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1.762cm" svg:height="0.588cm" svg:x="10cm" svg:y="12.81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layer="layout" svg:width="0.588cm" svg:height="0.553cm" svg:x="11.2cm" svg:y="15.32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layer="layout" svg:width="0.988cm" svg:height="0.553cm" svg:x="5.6cm" svg:y="12.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layer="layout" svg:width="0.988cm" svg:height="0.553cm" svg:x="7.6cm" svg:y="14.92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5" draw:layer="layout" svg:width="0.8cm" svg:height="1.362cm" svg:x="6.486cm" svg:y="10.837cm">
          <draw:text-box>
            <text:p text:style-name="P5">t</text:p>
          </draw:text-box>
        </draw:frame>
        <draw:line draw:style-name="gr12" draw:text-style-name="P1" draw:layer="layout" svg:x1="13.264cm" svg:y1="6cm" svg:x2="14.6cm" svg:y2="6cm">
          <text:p/>
        </draw:line>
        <draw:line draw:style-name="gr12" draw:text-style-name="P1" draw:layer="layout" svg:x1="13.2cm" svg:y1="8cm" svg:x2="14.536cm" svg:y2="8cm">
          <text:p/>
        </draw:line>
        <draw:line draw:style-name="gr12" draw:text-style-name="P1" draw:layer="layout" svg:x1="13.264cm" svg:y1="10.4cm" svg:x2="14.6cm" svg:y2="10.4cm">
          <text:p/>
        </draw:line>
        <draw:line draw:style-name="gr12" draw:text-style-name="P1" draw:layer="layout" svg:x1="13.298cm" svg:y1="13.2cm" svg:x2="14.634cm" svg:y2="13.2cm">
          <text:p/>
        </draw:line>
        <draw:line draw:style-name="gr12" draw:text-style-name="P1" draw:layer="layout" svg:x1="13.299cm" svg:y1="15.8cm" svg:x2="14.635cm" svg:y2="15.8cm">
          <text:p/>
        </draw:line>
        <draw:frame draw:style-name="gr6" draw:text-style-name="P8" draw:layer="layout" svg:width="2.056cm" svg:height="0.831cm" svg:x="14.425cm" svg:y="5.437cm">
          <draw:text-box>
            <text:p text:style-name="P8">Level 0</text:p>
          </draw:text-box>
        </draw:frame>
        <draw:frame draw:style-name="gr6" draw:text-style-name="P8" draw:layer="layout" svg:width="2.056cm" svg:height="0.831cm" svg:x="14.425cm" svg:y="7.4cm">
          <draw:text-box>
            <text:p text:style-name="P8">Level 1</text:p>
          </draw:text-box>
        </draw:frame>
        <draw:frame draw:style-name="gr6" draw:text-style-name="P8" draw:layer="layout" svg:width="2.056cm" svg:height="0.831cm" svg:x="14.4cm" svg:y="9.8cm">
          <draw:text-box>
            <text:p text:style-name="P8">Level 2</text:p>
          </draw:text-box>
        </draw:frame>
        <draw:frame draw:style-name="gr6" draw:text-style-name="P8" draw:layer="layout" svg:width="2.056cm" svg:height="0.831cm" svg:x="14.425cm" svg:y="12.6cm">
          <draw:text-box>
            <text:p text:style-name="P8">Level 3</text:p>
          </draw:text-box>
        </draw:frame>
        <draw:frame draw:style-name="gr6" draw:text-style-name="P8" draw:layer="layout" svg:width="2.056cm" svg:height="0.831cm" svg:x="14.396cm" svg:y="15.2cm">
          <draw:text-box>
            <text:p text:style-name="P8">Level 4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 hinrichs</meta:initial-creator>
    <meta:creation-date>2012-03-29T10:39:10</meta:creation-date>
    <meta:editing-duration>PT2H53M41S</meta:editing-duration>
    <meta:editing-cycles>6</meta:editing-cycles>
    <dc:date>2012-07-25T12:19:52</dc:date>
    <meta:generator>LibreOffice/3.4$Unix LibreOffice_project/340m1$Build-402</meta:generator>
    <meta:document-statistic meta:object-count="163"/>
  </office:meta>
</office:document-meta>
</file>

<file path=Object 1/content.xml><?xml version="1.0" encoding="utf-8"?>
<math xmlns="http://www.w3.org/1998/Math/MathML">
  <mrow/>
</math>
</file>

<file path=Object 10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11/content.xml><?xml version="1.0" encoding="utf-8"?>
<math xmlns="http://www.w3.org/1998/Math/MathML">
  <semantics>
    <mrow>
      <msub>
        <mi>w</mi>
        <mrow>
          <mn>3</mn>
        </mrow>
      </msub>
    </mrow>
    <annotation encoding="StarMath 5.0">w_{3}</annotation>
  </semantics>
</math>
</file>

<file path=Object 12/content.xml><?xml version="1.0" encoding="utf-8"?>
<math xmlns="http://www.w3.org/1998/Math/MathML">
  <semantics>
    <mrow>
      <msub>
        <mi>w</mi>
        <mrow>
          <mn>4</mn>
        </mrow>
      </msub>
    </mrow>
    <annotation encoding="StarMath 5.0">w_{4}</annotation>
  </semantics>
</math>
</file>

<file path=Object 13/content.xml><?xml version="1.0" encoding="utf-8"?>
<math xmlns="http://www.w3.org/1998/Math/MathML">
  <semantics>
    <mrow>
      <msub>
        <mi>w</mi>
        <mrow>
          <mn>5</mn>
        </mrow>
      </msub>
    </mrow>
    <annotation encoding="StarMath 5.0">w_{5}</annotation>
  </semantics>
</math>
</file>

<file path=Object 14/content.xml><?xml version="1.0" encoding="utf-8"?>
<math xmlns="http://www.w3.org/1998/Math/MathML">
  <semantics>
    <mrow>
      <msub>
        <mi>w</mi>
        <mrow>
          <mn>6</mn>
        </mrow>
      </msub>
    </mrow>
    <annotation encoding="StarMath 5.0">w_{6}</annotation>
  </semantics>
</math>
</file>

<file path=Object 15/content.xml><?xml version="1.0" encoding="utf-8"?>
<math xmlns="http://www.w3.org/1998/Math/MathML">
  <semantics>
    <mrow>
      <msub>
        <mi>w</mi>
        <mrow>
          <mn>7</mn>
        </mrow>
      </msub>
    </mrow>
    <annotation encoding="StarMath 5.0">w_{7}</annotation>
  </semantics>
</math>
</file>

<file path=Object 16/content.xml><?xml version="1.0" encoding="utf-8"?>
<math xmlns="http://www.w3.org/1998/Math/MathML">
  <semantics>
    <mrow>
      <msub>
        <mi>w</mi>
        <mrow>
          <mn>8</mn>
        </mrow>
      </msub>
    </mrow>
    <annotation encoding="StarMath 5.0">w_{8}</annotation>
  </semantics>
</math>
</file>

<file path=Object 2/content.xml><?xml version="1.0" encoding="utf-8"?>
<math xmlns="http://www.w3.org/1998/Math/MathML">
  <semantics>
    <mrow>
      <mo stretchy="false">{</mo>
      <mo stretchy="false">{</mo>
      <mrow>
        <mo stretchy="false">¬</mo>
        <mi>A</mi>
      </mrow>
      <mi>,</mi>
      <mi>B</mi>
      <mo stretchy="false">}</mo>
      <mi>,</mi>
      <mo stretchy="false">{</mo>
      <mrow>
        <mo stretchy="false">¬</mo>
        <mi>B</mi>
      </mrow>
      <mi>,</mi>
      <mrow>
        <mo stretchy="false">¬</mo>
        <mi>C</mi>
      </mrow>
      <mo stretchy="false">}</mo>
      <mi>,</mi>
      <mo stretchy="false">{</mo>
      <mi>C</mi>
      <mi>,</mi>
      <mrow>
        <mo stretchy="false">¬</mo>
        <mi>D</mi>
      </mrow>
      <mo stretchy="false">}</mo>
      <mo stretchy="false">}</mo>
    </mrow>
    <annotation encoding="StarMath 5.0">\{\{neg A,B\},\{neg B,neg C\},\{C,neg D\}\}</annotation>
  </semantics>
</math>
</file>

<file path=Object 3/content.xml><?xml version="1.0" encoding="utf-8"?>
<math xmlns="http://www.w3.org/1998/Math/MathML">
  <semantics>
    <mrow>
      <mo stretchy="false">{</mo>
      <mo stretchy="false">{</mo>
      <mi>B</mi>
      <mo stretchy="false">}</mo>
      <mi>,</mi>
      <mo stretchy="false">{</mo>
      <mrow>
        <mo stretchy="false">¬</mo>
        <mi>B</mi>
      </mrow>
      <mi>,</mi>
      <mrow>
        <mo stretchy="false">¬</mo>
        <mi>C</mi>
      </mrow>
      <mo stretchy="false">}</mo>
      <mi>,</mi>
      <mo stretchy="false">{</mo>
      <mi>C</mi>
      <mi>,</mi>
      <mrow>
        <mo stretchy="false">¬</mo>
        <mi>D</mi>
      </mrow>
      <mo stretchy="false">}</mo>
      <mo stretchy="false">}</mo>
    </mrow>
    <annotation encoding="StarMath 5.0">\{\{B\},\{neg B,neg C\},\{C,neg D\}\}</annotation>
  </semantics>
</math>
</file>

<file path=Object 4/content.xml><?xml version="1.0" encoding="utf-8"?>
<math xmlns="http://www.w3.org/1998/Math/MathML">
  <semantics>
    <mrow>
      <mo stretchy="false">{</mo>
      <mo stretchy="false">{</mo>
      <mrow>
        <mo stretchy="false">¬</mo>
        <mi>C</mi>
      </mrow>
      <mo stretchy="false">}</mo>
      <mi>,</mi>
      <mo stretchy="false">{</mo>
      <mi>C</mi>
      <mi>,</mi>
      <mrow>
        <mo stretchy="false">¬</mo>
        <mi>D</mi>
      </mrow>
      <mo stretchy="false">}</mo>
      <mo stretchy="false">}</mo>
    </mrow>
    <annotation encoding="StarMath 5.0">\{\{neg C\},\{C,neg D\}\}</annotation>
  </semantics>
</math>
</file>

<file path=Object 5/content.xml><?xml version="1.0" encoding="utf-8"?>
<math xmlns="http://www.w3.org/1998/Math/MathML">
  <semantics>
    <mrow>
      <mo stretchy="false">{</mo>
      <mo stretchy="false">{</mo>
      <mrow>
        <mo stretchy="false">¬</mo>
        <mi>D</mi>
      </mrow>
      <mo stretchy="false">}</mo>
      <mo stretchy="false">}</mo>
    </mrow>
    <annotation encoding="StarMath 5.0">\{\{neg D\}\}</annotation>
  </semantics>
</math>
</file>

<file path=Object 6/content.xml><?xml version="1.0" encoding="utf-8"?>
<math xmlns="http://www.w3.org/1998/Math/MathML">
  <semantics>
    <mrow>
      <mo stretchy="false">{</mo>
      <mo stretchy="false">}</mo>
    </mrow>
    <annotation encoding="StarMath 5.0">\{ \}</annotation>
  </semantics>
</math>
</file>

<file path=Object 7/content.xml><?xml version="1.0" encoding="utf-8"?>
<math xmlns="http://www.w3.org/1998/Math/MathML">
  <semantics>
    <mrow>
      <mo stretchy="false">{</mo>
      <mo stretchy="false">{</mo>
      <mo stretchy="false">}</mo>
      <mo stretchy="false">}</mo>
    </mrow>
    <annotation encoding="StarMath 5.0">\{\{ \}\}</annotation>
  </semantics>
</math>
</file>

<file path=Object 8/content.xml><?xml version="1.0" encoding="utf-8"?>
<math xmlns="http://www.w3.org/1998/Math/MathML">
  <semantics>
    <mrow>
      <mo stretchy="false">{</mo>
      <mo stretchy="false">{</mo>
      <mo stretchy="false">}</mo>
      <mo stretchy="false">}</mo>
    </mrow>
    <annotation encoding="StarMath 5.0">\{\{ \}\}</annotation>
  </semantics>
</math>
</file>

<file path=Object 9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